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stroke-dash="Fine_20_Dashed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c5000b" fo:font-weight="bold" style:font-weight-asian="bold" style:font-weight-complex="bold"/>
    </style:style>
    <style:style style:name="P5" style:family="paragraph">
      <style:text-properties fo:color="#c5000b"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922cm" svg:height="2.286cm" svg:x="8.89cm" svg:y="2.54cm">
          <text:p text:style-name="P1"><text:span text:style-name="T1">MATLAB </text:span></text:p>
          <text:p text:style-name="P1"><text:span text:style-name="T1">(Master Control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286cm" svg:x="10.16cm" svg:y="8.636cm">
          <text:p text:style-name="P1"><text:span text:style-name="T1">mbed MicroController</text:span></text:p>
          <text:p text:style-name="P1"><text:span text:style-name="T1">HVAC 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2.286cm" svg:x="15.24cm" svg:y="13.208cm">
          <text:p text:style-name="P2"><text:span text:style-name="T2">mbed MicroController</text:span></text:p>
          <text:p text:style-name="P2"><text:span text:style-name="T2">Zon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858cm" svg:height="2.286cm" svg:x="5.842cm" svg:y="13.208cm">
          <text:p text:style-name="P2"><text:span text:style-name="T2">mbed MicroController</text:span></text:p>
          <text:p text:style-name="P2"><text:span text:style-name="T2">Zone 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192cm" svg:y1="8.382cm" svg:x2="12.192cm" svg:y2="4.826cm">
          <text:p/>
        </draw:line>
        <draw:line draw:style-name="gr3" draw:text-style-name="P3" draw:layer="layout" svg:x1="15.494cm" svg:y1="4.826cm" svg:x2="15.494cm" svg:y2="8.636cm">
          <text:p/>
        </draw:line>
        <draw:line draw:style-name="gr4" draw:text-style-name="P3" draw:layer="layout" svg:x1="10.16cm" svg:y1="10.16cm" svg:x2="8.382cm" svg:y2="10.16cm">
          <text:p/>
        </draw:line>
        <draw:line draw:style-name="gr4" draw:text-style-name="P3" draw:layer="layout" svg:x1="8.382cm" svg:y1="10.16cm" svg:x2="8.382cm" svg:y2="13.208cm">
          <text:p/>
        </draw:line>
        <draw:line draw:style-name="gr4" draw:text-style-name="P3" draw:layer="layout" svg:x1="6.858cm" svg:y1="13.208cm" svg:x2="6.858cm" svg:y2="9.144cm">
          <text:p/>
        </draw:line>
        <draw:line draw:style-name="gr4" draw:text-style-name="P3" draw:layer="layout" svg:x1="6.858cm" svg:y1="9.144cm" svg:x2="10.16cm" svg:y2="9.144cm">
          <text:p/>
        </draw:line>
        <draw:line draw:style-name="gr4" draw:text-style-name="P3" draw:layer="layout" svg:x1="17.78cm" svg:y1="10.16cm" svg:x2="19.558cm" svg:y2="10.16cm">
          <text:p/>
        </draw:line>
        <draw:line draw:style-name="gr4" draw:text-style-name="P3" draw:layer="layout" svg:x1="19.558cm" svg:y1="10.16cm" svg:x2="19.558cm" svg:y2="13.208cm">
          <text:p/>
        </draw:line>
        <draw:line draw:style-name="gr4" draw:text-style-name="P3" draw:layer="layout" svg:x1="21.082cm" svg:y1="13.208cm" svg:x2="21.082cm" svg:y2="9.144cm">
          <text:p/>
        </draw:line>
        <draw:line draw:style-name="gr4" draw:text-style-name="P3" draw:layer="layout" svg:x1="21.082cm" svg:y1="9.144cm" svg:x2="17.78cm" svg:y2="9.144cm">
          <text:p/>
        </draw:line>
        <draw:frame draw:style-name="gr5" draw:text-style-name="P5" draw:layer="layout" svg:width="9.358cm" svg:height="0.962cm" svg:x="9.652cm" svg:y="6.35cm">
          <draw:text-box>
            <text:p text:style-name="P4"><text:span text:style-name="T3">Wireless Communication link</text:span></text:p>
          </draw:text-box>
        </draw:frame>
        <draw:frame draw:style-name="gr5" draw:text-style-name="P5" draw:layer="layout" svg:width="8.694cm" svg:height="0.962cm" svg:x="3.81cm" svg:y="11.23cm">
          <draw:text-box>
            <text:p text:style-name="P5"><text:span text:style-name="T3">Serial Communication Link</text:span></text:p>
          </draw:text-box>
        </draw:frame>
        <draw:frame draw:style-name="gr5" draw:text-style-name="P5" draw:layer="layout" svg:width="8.694cm" svg:height="0.962cm" svg:x="15.748cm" svg:y="11.176cm">
          <draw:text-box>
            <text:p text:style-name="P5"><text:span text:style-name="T3">Serial Communication Lin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V.</meta:initial-creator>
    <meta:creation-date>2012-12-14T22:35:53</meta:creation-date>
    <dc:date>2012-12-14T22:59:06</dc:date>
    <dc:creator>Larry V.</dc:creator>
    <meta:editing-duration>PT11M25S</meta:editing-duration>
    <meta:editing-cycles>7</meta:editing-cycles>
    <meta:generator>LibreOffice/3.5$Linux_X86_64 LibreOffice_project/350m1$Build-2</meta:generator>
    <meta:document-statistic meta:object-count="40"/>
  </office:meta>
</office:document-meta>
</file>